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normal"/>
    </style:style>
    <style:style style:name="P2" style:family="paragraph" style:parent-style-name="Heading_20_3">
      <style:text-properties fo:font-weight="normal"/>
    </style:style>
    <style:style style:name="P3" style:family="paragraph" style:parent-style-name="Standard">
      <style:text-properties fo:font-weight="normal"/>
    </style:style>
    <style:style style:name="P4" style:family="paragraph" style:parent-style-name="Text_20_body">
      <style:text-properties fo:font-weight="normal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style:text-line-through-style="none" style:text-line-through-type="none" style:text-underline-style="solid" style:text-underline-width="auto" style:text-underline-color="font-color" style:text-blink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spalhar gentileza no nosso dia-a-dia, não importando a quem</text:p>
      <text:p text:style-name="P3"/>
      <text:p text:style-name="P3"/>
      <text:h text:style-name="P1" text:outline-level="2"><text:span text:style-name="Strong_20_Emphasis">Educar as crianças</text:span></text:h>
      <text:p text:style-name="Text_20_body">O futuro está nas mãos das novas gerações. Ajudar a educar as crianças permite que noções morais básicas sejam desenvolvidas desde cedo. Quanto antes começar, mais fácil de tornar as atitudes um hábito.</text:p>
      <text:p text:style-name="P4"><text:bookmark text:name="NTAx"/>Eduquem as crianças, para que não seja necessário punir os adultos.</text:p>
      <text:p text:style-name="P7"><text:a xlink:type="simple" xlink:href="https://www.pensador.com/autor/pitagoras/" text:style-name="Internet_20_link" text:visited-style-name="Visited_20_Internet_20_Link">Pitágoras </text:a></text:p>
      <text:p text:style-name="P3"/>
      <text:p text:style-name="P4"><text:bookmark text:name="MTA3MzM"/>Não eduques as crianças nas várias disciplinas recorrendo à força, mas como se fosse um jogo, para que também possas observar melhor qual a disposição natural de cada um.</text:p>
      <text:p text:style-name="P7"><text:a xlink:type="simple" xlink:href="https://www.pensador.com/autor/platao/" text:style-name="Internet_20_link" text:visited-style-name="Visited_20_Internet_20_Link">Platão </text:a></text:p>
      <text:p text:style-name="P3"/>
      <text:p text:style-name="P4"><text:bookmark text:name="Nzk5NA"/>É por isso que se mandam as crianças à escola: não tanto para que aprendam alguma coisa, mas para que se habituem a estar calmas e sentadas e a cumprir escrupulosamente o que se lhes ordena, de modo que depois não pensem mesmo que têm de pôr em prática as suas ideias.</text:p>
      <text:p text:style-name="P7"><text:a xlink:type="simple" xlink:href="https://www.pensador.com/autor/immanuel_kant/" text:style-name="Internet_20_link" text:visited-style-name="Visited_20_Internet_20_Link">Immanuel Kant </text:a></text:p>
      <text:p text:style-name="P3"/>
      <text:p text:style-name="P4"><text:bookmark text:name="Njg4NDk0"/>As letras das músicas podem ensinar algo às crianças. Não é apenas diversão. Você não vai conseguir divertir uma pessoa que está com medo ou com fome.</text:p>
      <text:p text:style-name="P7"><text:a xlink:type="simple" xlink:href="https://www.pensador.com/autor/bob_marley/" text:style-name="Internet_20_link" text:visited-style-name="Visited_20_Internet_20_Link">Bob Marley </text:a></text:p>
      <text:p text:style-name="P3"/>
      <text:p text:style-name="P3"/>
      <text:p text:style-name="P3">"Os países que detêm uma boa educação, respeito, zelam para o cumprimento das leis, condenam a corrupção, os privilégios e praticam a cidadania, como consequência, desenvolvem-se.</text:p>
      <text:p text:style-name="P3"/>
      <text:p text:style-name="P3">A educação é fundamental para a transformação de uma nação, os países que não valorizam a ética, o trabalho e a educação em geral, apresentam economia frágil, os rendimentos são inferiores, refletindo em todo segmento, como habitação, saúde, qualidade e expectativa de vida.</text:p>
      <text:p text:style-name="P3"/>
      <text:p text:style-name="P3">As nações que priorizam e valorizam a educação tem, com esse objetivo, maneiras concretas de ascensão profissional-econômica através do esforço em anos de estudo e trabalho. O contrário ocorre nos países que não valorizam a educação, a maioria visa uma mudança de vida sem dedicação e esforço, quer uma ascensão a partir de prêmios lotéricos, no ramo artístico e esportivo.</text:p>
      <text:p text:style-name="P3"/>
      <text:p text:style-name="P3"/>
      <text:p text:style-name="P3"/>
      <text:p text:style-name="P3">Com base nas afirmações anteriores, conclui-se que o desenvolvimento é uma questão cultural, pois os países desenvolvidos se encontram nessa condição por causa da população que é instruída de conhecimento e que exerce a cidadania, em geral essas pessoas possuem bom poder aquisitivo e não se corrompem.</text:p>
      <text:p text:style-name="P3"/>
      <text:p text:style-name="P3">Enquanto isso, nos países onde a educação é esquecida, desprezada e até mesmo maquiada, as pessoas a todo o momento tentam levar vantagem, são facilmente corrompidas entre outras atitudes <text:soft-page-break/>questionáveis, que ocorridas coletivamente compromete o crescimento político-econômico-administrativo do país.</text:p>
      <text:p text:style-name="P3"/>
      <text:p text:style-name="P3">Eduardo de Freitas</text:p>
      <text:p text:style-name="P3">Graduado em Geografia"</text:p>
      <text:p text:style-name="P3"/>
      <text:p text:style-name="P3">Veja mais sobre "Educação, base do desenvolvimento" em: <text:a xlink:type="simple" xlink:href="https://brasilescola.uol.com.br/geografia/educacao-base-desenvolvimento.htm" text:style-name="Internet_20_link" text:visited-style-name="Visited_20_Internet_20_Link">https://brasilescola.uol.com.br/geografia/educacao-base-desenvolvimento.htm</text:a></text:p>
      <text:p text:style-name="P3"/>
      <text:h text:style-name="P2" text:outline-level="3">SOBRE O PROGRAMA </text:h>
      <text:p text:style-name="P5">Instituído pela <text:a xlink:type="simple" xlink:href="https://www.in.gov.br/en/web/dou/-/portaria-n-357-de-17-de-maio-de-2022-400967224" office:target-frame-name="_blank" xlink:show="new" text:style-name="Internet_20_link" text:visited-style-name="Visited_20_Internet_20_Link"><text:span text:style-name="T1">Portaria MEC nº 357/2022</text:span></text:a>, o programa tem por objetivo precípuo elevar a qualidade da educação infantil e potencializar o desenvolvimento integral das crianças de 0 (zero) a 5 (cinco) anos de idade. </text:p>
      <text:p text:style-name="P3"><text:a xlink:type="simple" xlink:href="https://www.gov.br/mec/pt-br/primeirainfancia" text:style-name="Internet_20_link" text:visited-style-name="Visited_20_Internet_20_Link">https://www.gov.br/mec/pt-br/primeirainfancia</text:a></text:p>
      <text:p text:style-name="P3"/>
      <text:p text:style-name="P3"><text:a xlink:type="simple" xlink:href="https://www.in.gov.br/en/web/dou/-/portaria-n-357-de-17-de-maio-de-2022-400967224" text:style-name="Internet_20_link" text:visited-style-name="Visited_20_Internet_20_Link">https://www.in.gov.br/en/web/dou/-/portaria-n-357-de-17-de-maio-de-2022-400967224</text:a></text:p>
      <text:p text:style-name="P3"/>
      <text:p text:style-name="P3"/>
      <text:p text:style-name="P3"/>
      <text:h text:style-name="P1" text:outline-level="2"><text:span text:style-name="Strong_20_Emphasis">Benefícios da escola na primeira infância</text:span></text:h>
      <text:p text:style-name="Text_20_body">Por meio das inúmeras experiências, da convivência e dos conceitos pedagógicos, a escola traz importantes benefícios e aprendizados para as crianças durante o desenvolvimento na primeira infância, como:</text:p>
      <text:list xml:id="list3506102879" text:style-name="L1">
        <text:list-item>
          <text:p text:style-name="P8">Tolerância</text:p>
        </text:list-item>
        <text:list-item>
          <text:p text:style-name="P8">Desenvolvimento da linguagem</text:p>
        </text:list-item>
        <text:list-item>
          <text:p text:style-name="P8">Resistência à frustração</text:p>
        </text:list-item>
        <text:list-item>
          <text:p text:style-name="P8">Organização</text:p>
        </text:list-item>
        <text:list-item>
          <text:p text:style-name="P6">Espírito de Coletividade</text:p>
        </text:list-item>
      </text:list>
      <text:p text:style-name="Text_20_body">Acima de tudo, o processo de escolha da escola para essa fase da infância merece atenção e cuidado. </text:p>
      <text:p text:style-name="P3"><text:a xlink:type="simple" xlink:href="https://trilhadacrianca.com.br/importancia-da-escola/" text:style-name="Internet_20_link" text:visited-style-name="Visited_20_Internet_20_Link">https://trilhadacrianca.com.br/importancia-da-escola/</text:a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5T07:38:12.135530228</meta:creation-date>
    <dc:date>2023-07-25T08:10:56.745033003</dc:date>
    <meta:editing-duration>PT2M14S</meta:editing-duration>
    <meta:editing-cycles>1</meta:editing-cycles>
    <meta:document-statistic meta:table-count="0" meta:image-count="0" meta:object-count="0" meta:page-count="2" meta:paragraph-count="32" meta:word-count="508" meta:character-count="3429" meta:non-whitespace-character-count="2951"/>
    <meta:generator>LibreOffice/6.4.7.2$Linux_X86_64 LibreOffice_project/40$Build-2</meta:generator>
  </office:meta>
</office:document-meta>
</file>